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CE000002C5DC4D319BADDE514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ad02" officeooo:paragraph-rsid="0012ad02"/>
    </style:style>
    <style:style style:name="T1" style:family="text">
      <style:text-properties officeooo:rsid="0012ad0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FORTER MAKWEYA</text:p>
      <text:p text:style-name="P1"/>
      <text:p text:style-name="P1">ASSESSMENT</text:p>
      <text:p text:style-name="P1"/>
      <text:p text:style-name="P1"><draw:frame draw:style-name="fr1" draw:name="Image1" text:anchor-type="char" svg:width="17cm" svg:height="9.798cm" draw:z-index="0"><draw:image xlink:href="Pictures/10000201000004CE000002C5DC4D319BADDE514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1T11:46:07.872449112</meta:creation-date>
    <dc:date>2020-09-21T11:48:44.490082685</dc:date>
    <meta:editing-duration>PT2M37S</meta:editing-duration>
    <meta:editing-cycles>1</meta:editing-cycles>
    <meta:document-statistic meta:table-count="0" meta:image-count="1" meta:object-count="0" meta:page-count="1" meta:paragraph-count="2" meta:word-count="3" meta:character-count="27" meta:non-whitespace-character-count="26"/>
    <meta:generator>LibreOffice/6.4.5.2$Linux_X86_64 LibreOffice_project/40$Build-2</meta:generator>
  </office:meta>
</office:document-meta>
</file>